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92f" officeooo:paragraph-rsid="0007292f"/>
    </style:style>
    <style:style style:name="P2" style:family="paragraph" style:parent-style-name="Standard">
      <style:text-properties officeooo:rsid="0008558f" officeooo:paragraph-rsid="0008558f"/>
    </style:style>
    <style:style style:name="P3" style:family="paragraph" style:parent-style-name="Standard">
      <style:text-properties fo:font-weight="bold" officeooo:rsid="0007292f" officeooo:paragraph-rsid="0007292f" style:font-weight-asian="bold" style:font-weight-complex="bold"/>
    </style:style>
    <style:style style:name="P4" style:family="paragraph" style:parent-style-name="Standard">
      <style:text-properties fo:font-weight="bold" officeooo:rsid="0008faa1" officeooo:paragraph-rsid="0008faa1" style:font-weight-asian="bold" style:font-weight-complex="bold"/>
    </style:style>
    <style:style style:name="P5" style:family="paragraph" style:parent-style-name="Standard">
      <style:text-properties fo:font-weight="bold" officeooo:rsid="000ca141" officeooo:paragraph-rsid="000ca141" style:font-weight-asian="bold" style:font-weight-complex="bold"/>
    </style:style>
    <style:style style:name="P6" style:family="paragraph" style:parent-style-name="Standard">
      <style:text-properties fo:font-weight="bold" officeooo:rsid="0011042e" officeooo:paragraph-rsid="0011042e" style:font-weight-asian="bold" style:font-weight-complex="bold"/>
    </style:style>
    <style:style style:name="P7" style:family="paragraph" style:parent-style-name="Standard">
      <style:text-properties officeooo:rsid="0008faa1" officeooo:paragraph-rsid="0008faa1"/>
    </style:style>
    <style:style style:name="P8" style:family="paragraph" style:parent-style-name="Standard">
      <style:text-properties officeooo:rsid="000af025" officeooo:paragraph-rsid="000af025"/>
    </style:style>
    <style:style style:name="P9" style:family="paragraph" style:parent-style-name="Standard">
      <style:text-properties officeooo:rsid="000ca141" officeooo:paragraph-rsid="000ca141"/>
    </style:style>
    <style:style style:name="P10" style:family="paragraph" style:parent-style-name="Standard">
      <style:text-properties officeooo:rsid="000cae27" officeooo:paragraph-rsid="000cae27"/>
    </style:style>
    <style:style style:name="P11" style:family="paragraph" style:parent-style-name="Standard">
      <style:text-properties officeooo:rsid="0011042e" officeooo:paragraph-rsid="0011042e"/>
    </style:style>
    <style:style style:name="P12" style:family="paragraph" style:parent-style-name="Standard">
      <style:text-properties officeooo:rsid="0011836f" officeooo:paragraph-rsid="0011042e"/>
    </style:style>
    <style:style style:name="P13" style:family="paragraph" style:parent-style-name="Standard">
      <style:text-properties officeooo:rsid="0011836f" officeooo:paragraph-rsid="00133dc0"/>
    </style:style>
    <style:style style:name="P14" style:family="paragraph" style:parent-style-name="Standard">
      <style:text-properties officeooo:rsid="000f939b" officeooo:paragraph-rsid="000f939b"/>
    </style:style>
    <style:style style:name="P15" style:family="paragraph" style:parent-style-name="Standard">
      <style:text-properties officeooo:rsid="000f939b" officeooo:paragraph-rsid="00133dc0"/>
    </style:style>
    <style:style style:name="P16" style:family="paragraph" style:parent-style-name="Standard">
      <style:text-properties officeooo:rsid="0011042e" officeooo:paragraph-rsid="0011042e"/>
    </style:style>
    <style:style style:name="P17" style:family="paragraph" style:parent-style-name="Standard">
      <style:text-properties officeooo:rsid="0015e4ba" officeooo:paragraph-rsid="0015e4ba"/>
    </style:style>
    <style:style style:name="P18" style:family="paragraph" style:parent-style-name="Standard">
      <style:text-properties officeooo:rsid="0016cc35" officeooo:paragraph-rsid="0016cc35"/>
    </style:style>
    <style:style style:name="P19" style:family="paragraph" style:parent-style-name="Standard">
      <style:text-properties fo:font-weight="bold" officeooo:rsid="0016cc35" officeooo:paragraph-rsid="0016cc35" style:font-weight-asian="bold" style:font-weight-complex="bold"/>
    </style:style>
    <style:style style:name="P20" style:family="paragraph" style:parent-style-name="Standard">
      <style:text-properties officeooo:rsid="0017c59c" officeooo:paragraph-rsid="0017c59c"/>
    </style:style>
    <style:style style:name="P21" style:family="paragraph" style:parent-style-name="Standard">
      <style:text-properties fo:font-style="normal" officeooo:rsid="0017c59c" officeooo:paragraph-rsid="0017c59c" style:font-style-asian="normal" style:font-style-complex="normal"/>
    </style:style>
    <style:style style:name="P22" style:family="paragraph" style:parent-style-name="Standard">
      <style:text-properties fo:font-style="normal" officeooo:rsid="0017d675" officeooo:paragraph-rsid="0017d675" style:font-style-asian="normal" style:font-style-complex="normal"/>
    </style:style>
    <style:style style:name="P23" style:family="paragraph" style:parent-style-name="Standard">
      <style:text-properties fo:font-style="normal" officeooo:rsid="00180cc4" officeooo:paragraph-rsid="00180cc4" style:font-style-asian="normal" style:font-style-complex="normal"/>
    </style:style>
    <style:style style:name="P24" style:family="paragraph" style:parent-style-name="Standard">
      <style:text-properties fo:font-style="normal" officeooo:rsid="001a8f36" officeooo:paragraph-rsid="001a8f36" style:font-style-asian="normal" style:font-style-complex="normal"/>
    </style:style>
    <style:style style:name="P25" style:family="paragraph" style:parent-style-name="Standard">
      <style:text-properties fo:font-style="normal" officeooo:rsid="001aad60" officeooo:paragraph-rsid="001aad60" style:font-style-asian="normal" style:font-style-complex="normal"/>
    </style:style>
    <style:style style:name="P26" style:family="paragraph" style:parent-style-name="Standard">
      <style:text-properties fo:font-style="normal" officeooo:rsid="001bc5da" officeooo:paragraph-rsid="001bc5da" style:font-style-asian="normal" style:font-style-complex="normal"/>
    </style:style>
    <style:style style:name="P27" style:family="paragraph" style:parent-style-name="Standard">
      <style:text-properties fo:font-style="normal" officeooo:rsid="001d8a24" officeooo:paragraph-rsid="001d8a24" style:font-style-asian="normal" style:font-style-complex="normal"/>
    </style:style>
    <style:style style:name="P28" style:family="paragraph" style:parent-style-name="Standard">
      <style:text-properties fo:font-style="normal" officeooo:rsid="001d9c97" officeooo:paragraph-rsid="001d9c97" style:font-style-asian="normal" style:font-style-complex="normal"/>
    </style:style>
    <style:style style:name="P29" style:family="paragraph" style:parent-style-name="Standard">
      <style:text-properties fo:font-style="normal" officeooo:rsid="001e0d9e" officeooo:paragraph-rsid="001e0d9e" style:font-style-asian="normal" style:font-style-complex="normal"/>
    </style:style>
    <style:style style:name="P30" style:family="paragraph" style:parent-style-name="Standard">
      <style:text-properties fo:font-style="normal" officeooo:rsid="00207800" officeooo:paragraph-rsid="00207800" style:font-style-asian="normal" style:font-style-complex="normal"/>
    </style:style>
    <style:style style:name="P31" style:family="paragraph" style:parent-style-name="Standard">
      <style:text-properties fo:font-style="normal" officeooo:rsid="0021135c" officeooo:paragraph-rsid="0021135c" style:font-style-asian="normal" style:font-style-complex="normal"/>
    </style:style>
    <style:style style:name="P32" style:family="paragraph" style:parent-style-name="Standard">
      <style:text-properties fo:font-style="normal" officeooo:rsid="00223d23" officeooo:paragraph-rsid="00223d23" style:font-style-asian="normal" style:font-style-complex="normal"/>
    </style:style>
    <style:style style:name="P33" style:family="paragraph" style:parent-style-name="Standard">
      <style:text-properties fo:font-style="normal" officeooo:rsid="00234c77" officeooo:paragraph-rsid="00234c77" style:font-style-asian="normal" style:font-style-complex="normal"/>
    </style:style>
    <style:style style:name="P34" style:family="paragraph" style:parent-style-name="Standard">
      <style:text-properties fo:font-style="normal" officeooo:rsid="00234c77" officeooo:paragraph-rsid="0024b738" style:font-style-asian="normal" style:font-style-complex="normal"/>
    </style:style>
    <style:style style:name="P35" style:family="paragraph" style:parent-style-name="Standard">
      <style:text-properties fo:font-style="normal" officeooo:rsid="0024b738" officeooo:paragraph-rsid="0024b738" style:font-style-asian="normal" style:font-style-complex="normal"/>
    </style:style>
    <style:style style:name="P36" style:family="paragraph" style:parent-style-name="Standard">
      <style:text-properties fo:font-style="normal" officeooo:rsid="0025cf79" officeooo:paragraph-rsid="0025cf79" style:font-style-asian="normal" style:font-style-complex="normal"/>
    </style:style>
    <style:style style:name="P37" style:family="paragraph" style:parent-style-name="Standard">
      <style:text-properties fo:font-style="normal" officeooo:rsid="0025e26f" officeooo:paragraph-rsid="0025e26f" style:font-style-asian="normal" style:font-style-complex="normal"/>
    </style:style>
    <style:style style:name="P38" style:family="paragraph" style:parent-style-name="Standard">
      <style:text-properties fo:font-style="normal" officeooo:rsid="002763cb" officeooo:paragraph-rsid="002763cb" style:font-style-asian="normal" style:font-style-complex="normal"/>
    </style:style>
    <style:style style:name="P39" style:family="paragraph" style:parent-style-name="Standard">
      <style:text-properties fo:font-style="normal" officeooo:rsid="0027e888" officeooo:paragraph-rsid="0027e888" style:font-style-asian="normal" style:font-style-complex="normal"/>
    </style:style>
    <style:style style:name="P40" style:family="paragraph" style:parent-style-name="Standard">
      <style:text-properties fo:font-style="normal" officeooo:rsid="0029bba0" officeooo:paragraph-rsid="0029bba0" style:font-style-asian="normal" style:font-style-complex="normal"/>
    </style:style>
    <style:style style:name="P41" style:family="paragraph" style:parent-style-name="Standard">
      <style:text-properties fo:font-style="normal" officeooo:rsid="002a58b1" officeooo:paragraph-rsid="002a58b1" style:font-style-asian="normal" style:font-style-complex="normal"/>
    </style:style>
    <style:style style:name="P42" style:family="paragraph" style:parent-style-name="Standard">
      <style:text-properties fo:font-style="normal" officeooo:rsid="002b71fc" officeooo:paragraph-rsid="002b71fc" style:font-style-asian="normal" style:font-style-complex="normal"/>
    </style:style>
    <style:style style:name="P43" style:family="paragraph" style:parent-style-name="Standard">
      <style:text-properties fo:font-style="normal" fo:font-weight="bold" officeooo:rsid="00223d23" officeooo:paragraph-rsid="00223d23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24b738" officeooo:paragraph-rsid="0024b738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25e26f" officeooo:paragraph-rsid="0025e26f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2a58b1" officeooo:paragraph-rsid="002a58b1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2b71fc" officeooo:paragraph-rsid="002b71fc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2ce7b0" officeooo:paragraph-rsid="002ce7b0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2db2b4" officeooo:paragraph-rsid="002db2b4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normal" officeooo:rsid="002ce7b0" officeooo:paragraph-rsid="002ce7b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2db2b4" officeooo:paragraph-rsid="002db2b4" style:font-style-asian="normal" style:font-weight-asian="normal" style:font-style-complex="normal" style:font-weight-complex="normal"/>
    </style:style>
    <style:style style:name="T1" style:family="text">
      <style:text-properties officeooo:rsid="0008558f"/>
    </style:style>
    <style:style style:name="T2" style:family="text">
      <style:text-properties officeooo:rsid="0008ed9a"/>
    </style:style>
    <style:style style:name="T3" style:family="text">
      <style:text-properties officeooo:rsid="000e0d81"/>
    </style:style>
    <style:style style:name="T4" style:family="text">
      <style:text-properties officeooo:rsid="000f939b"/>
    </style:style>
    <style:style style:name="T5" style:family="text">
      <style:text-properties officeooo:rsid="0011bb0d"/>
    </style:style>
    <style:style style:name="T6" style:family="text">
      <style:text-properties officeooo:rsid="00133dc0"/>
    </style:style>
    <style:style style:name="T7" style:family="text">
      <style:text-properties officeooo:rsid="0017c59c"/>
    </style:style>
    <style:style style:name="T8" style:family="text">
      <style:text-properties officeooo:rsid="0017d675"/>
    </style:style>
    <style:style style:name="T9" style:family="text">
      <style:text-properties officeooo:rsid="00180cc4"/>
    </style:style>
    <style:style style:name="T10" style:family="text">
      <style:text-properties officeooo:rsid="001d9c97"/>
    </style:style>
    <style:style style:name="T11" style:family="text">
      <style:text-properties officeooo:rsid="001e0d9e"/>
    </style:style>
    <style:style style:name="T12" style:family="text">
      <style:text-properties officeooo:rsid="001fd5e4"/>
    </style:style>
    <style:style style:name="T13" style:family="text">
      <style:text-properties officeooo:rsid="00234c7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34c77" style:font-weight-asian="normal" style:font-weight-complex="normal"/>
    </style:style>
    <style:style style:name="T16" style:family="text">
      <style:text-properties officeooo:rsid="0024b738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2b71fc"/>
    </style:style>
    <style:style style:name="T19" style:family="text">
      <style:text-properties style:text-position="0% 100%"/>
    </style:style>
    <style:style style:name="T20" style:family="text">
      <style:text-properties officeooo:rsid="0027e888"/>
    </style:style>
    <style:style style:name="T21" style:family="text">
      <style:text-properties officeooo:rsid="0029bba0"/>
    </style:style>
    <style:style style:name="T22" style:family="text">
      <style:text-properties officeooo:rsid="002a58b1"/>
    </style:style>
    <style:style style:name="T23" style:family="text">
      <style:text-properties officeooo:rsid="002b63ac"/>
    </style:style>
    <style:style style:name="T24" style:family="text">
      <style:text-properties officeooo:rsid="002b71fc"/>
    </style:style>
    <style:style style:name="T25" style:family="text">
      <style:text-properties officeooo:rsid="002db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x <text:span text:style-name="T1">N</text:span>otes</text:p>
      <text:p text:style-name="P1"/>
      <text:p text:style-name="P2">Virtual machines / Inro to Linux / Sessions (loggin in, multi and single user) / Fiels and directories / Bash &amp; alternatives / Environment (vairables etc) / Permissions / Streams, pipes, filters / Scripting / Links / <text:span text:style-name="T2">Possible assessment</text:span></text:p>
      <text:p text:style-name="P2"/>
      <text:p text:style-name="P4">Virtual Machine</text:p>
      <text:p text:style-name="P7"/>
      <text:p text:style-name="P8">Virtu<text:span text:style-name="T5">a</text:span>lbox is a hypervisor – management of virtual machines</text:p>
      <text:p text:style-name="P8">sudo apt update //to get the latest updates – or use apt-get</text:p>
      <text:p text:style-name="P8">sudo apt install [package name] //to install a package</text:p>
      <text:p text:style-name="P8"/>
      <text:p text:style-name="P5">Creating a new virtual machine <text:span text:style-name="T5">on laptop</text:span></text:p>
      <text:p text:style-name="P9">Virtual Box</text:p>
      <text:p text:style-name="P9">New</text:p>
      <text:p text:style-name="P9">Ubuntu Demo //can choose which type &amp; versions ie linux, windows etc</text:p>
      <text:p text:style-name="P9">Memory</text:p>
      <text:p text:style-name="P9">Set to 3GB</text:p>
      <text:p text:style-name="P9">Virtual hard disc</text:p>
      <text:p text:style-name="P9">VDI</text:p>
      <text:p text:style-name="P9">Dynamically allocated</text:p>
      <text:p text:style-name="P9">10GB <text:span text:style-name="T4">[</text:span>home/users/<text:span text:style-name="T4">V</text:span>irtualBox VMS/<text:span text:style-name="T4">U</text:span>buntu Demo/Ubuntu Demo.vdi<text:span text:style-name="T4">]</text:span></text:p>
      <text:p text:style-name="P10">Settings</text:p>
      <text:p text:style-name="P10">Storage</text:p>
      <text:p text:style-name="P10">Controller IDE: underneath is empty</text:p>
      <text:p text:style-name="P10">Empty</text:p>
      <text:p text:style-name="P10">CD icon on right</text:p>
      <text:p text:style-name="P10">Find the iso file <text:span text:style-name="T3">stored on the Desktop</text:span></text:p>
      <text:p text:style-name="P10"/>
      <text:p text:style-name="P10">Should now run the ubuntu machin<text:span text:style-name="T4">e</text:span> inside my machine. Will be really slow as using only 3GB of original resources</text:p>
      <text:p text:style-name="P14">Install <text:span text:style-name="T6">and run</text:span></text:p>
      <text:p text:style-name="P13">Inside virtual machine: ctrl alt T //to get to console</text:p>
      <text:p text:style-name="P15"/>
      <text:p text:style-name="P6">Two main tools for running code</text:p>
      <text:p text:style-name="P11">Vagrant: Creates an OS on host machine to run an application on – takes along time to set up.</text:p>
      <text:p text:style-name="P11">Docker: Runs an application directly on the host OS machine (even a virtual machine) – <text:s/>quicker</text:p>
      <text:p text:style-name="P11"/>
      <text:p text:style-name="P12"/>
      <text:p text:style-name="P17">Only one Linux kernal. Lots of distributions use the kernal</text:p>
      <text:p text:style-name="P17">Kernal: Kernal talks to each of the hardward components. Loads them in and allows them to reference each other</text:p>
      <text:p text:style-name="P17"/>
      <text:p text:style-name="P19">Linux Sessions</text:p>
      <text:p text:style-name="P18"/>
      <text:p text:style-name="P18">Superuser <text:span text:style-name="T8">is named ‘</text:span>root’ <text:span text:style-name="T9">with UID (user Id) of 0 (all other users will ID&gt;0)</text:span></text:p>
      <text:p text:style-name="P18">‘sudo’ to do commands as the superuser <text:span text:style-name="T7">when not in the superuser mode</text:span></text:p>
      <text:p text:style-name="P18">sudo su - <text:s text:c="2"/>//to become superuser</text:p>
      <text:p text:style-name="P18"><text:a xlink:type="simple" xlink:href="mailto:root@work" text:style-name="Internet_20_link" text:visited-style-name="Visited_20_Internet_20_Link">root@work</text:a>:~#</text:p>
      <text:p text:style-name="P18"><text:soft-page-break/><text:s/></text:p>
      <text:p text:style-name="P18"/>
      <text:p text:style-name="P20">exit //to close the session to get back to user@work:~$</text:p>
      <text:p text:style-name="P21"/>
      <text:p text:style-name="P21">sudo cat /etc/passwd <text:s text:c="2"/>//gives list of users on the machine</text:p>
      <text:p text:style-name="P21">Shows the following:</text:p>
      <text:p text:style-name="P21">user:x:1000:1000:user,,,:/home/user:/bin/bash</text:p>
      <text:p text:style-name="P21">user<text:span text:style-name="T8">s</text:span> name: <text:span text:style-name="T8">password (hidden)</text:span> : user_id : group_id : human readable names for user name, comma seperated, terminates with 3 comma’s : home directory of the users : default shell interpreter </text:p>
      <text:p text:style-name="P21"/>
      <text:p text:style-name="P21">sudo cat /etc/shadow <text:s/>//gives list of <text:span text:style-name="T8">passwords</text:span></text:p>
      <text:p text:style-name="P22">Passwords not usable as they are encripted. Just there for the computer to use</text:p>
      <text:p text:style-name="P22"/>
      <text:p text:style-name="P23">sudo cat /etc <text:s text:c="2"/>//the first / is the root directory. We are restricted as a normal user we cannot do anything before the first /</text:p>
      <text:p text:style-name="P23"/>
      <text:p text:style-name="P23">POSIX: set of specifications for how to interact with the amchine. Include how to list, read, write, make new directory etc <text:span text:style-name="T12">(Portable Operating System Interface)</text:span></text:p>
      <text:p text:style-name="P23"/>
      <text:p text:style-name="P23">Shell: something we interact with to run implementations of the specifications</text:p>
      <text:p text:style-name="P23"/>
      <text:p text:style-name="P23">So, P<text:span text:style-name="T12">O</text:span>S<text:span text:style-name="T12">I</text:span>X is the specification, Shell is the implementation of the specification</text:p>
      <text:p text:style-name="P23">So, via the Bash terminal we can list directories etc etc</text:p>
      <text:p text:style-name="P23"/>
      <text:p text:style-name="P23">UNIX shells:</text:p>
      <text:p text:style-name="P23">Bourne shell: sh</text:p>
      <text:p text:style-name="P23">C shell: csh</text:p>
      <text:p text:style-name="P23">Korn shell: ksh</text:p>
      <text:p text:style-name="P23"/>
      <text:p text:style-name="P23">Linux shells:</text:p>
      <text:p text:style-name="P23">bash: Bourne-again shell, as if using sh in UNIX</text:p>
      <text:p text:style-name="P23">tcsh: Turbo C-shell, can be invoked using csh</text:p>
      <text:p text:style-name="P23">zsh: Z-shell, emulates Korn shell when invoked using ksh</text:p>
      <text:p text:style-name="P23"/>
      <text:p text:style-name="P24">Command Line:</text:p>
      <text:p text:style-name="P26">Case sensitive</text:p>
      <text:p text:style-name="P24">Ctrl alt T <text:s text:c="2"/>//logs us into a shell session</text:p>
      <text:p text:style-name="P24">$ ls -l –color – homebobby &lt;CR&gt;</text:p>
      <text:p text:style-name="P24">shell prompt / command / ‘short’ option / ‘long’ option / end of option marker / object(s) / end of command</text:p>
      <text:p text:style-name="P24">When you press Enter it return the carriage and runs the command</text:p>
      <text:p text:style-name="P24"/>
      <text:p text:style-name="P24">ls --help <text:s/>//shows info on the ls command. Shows all short and long options</text:p>
      <text:p text:style-name="P24"/>
      <text:p text:style-name="P25">If you need to use a number of options: </text:p>
      <text:p text:style-name="P25"><text:tab/>long options they have a space in between</text:p>
      <text:p text:style-name="P25"><text:tab/>short options can eb put together after just one -</text:p>
      <text:p text:style-name="P25"/>
      <text:p text:style-name="P26">man ls <text:s text:c="2"/>//shows help details but can scroll through</text:p>
      <text:p text:style-name="P26"><text:soft-page-break/>info ls <text:s text:c="2"/>//similar to man</text:p>
      <text:p text:style-name="P26"/>
      <text:p text:style-name="P27">ps <text:s text:c="2"/>//whats running and Ids</text:p>
      <text:p text:style-name="P28">ps -a <text:s text:c="2"/>//shows all processes running</text:p>
      <text:p text:style-name="P28">Shows:</text:p>
      <text:p text:style-name="P27"><text:span text:style-name="T10">whats’s running: </text:span>bash and ps running</text:p>
      <text:p text:style-name="P27">PID: <text:s/>process id</text:p>
      <text:p text:style-name="P27"><text:span text:style-name="T10">k</text:span>ill [PID] <text:s text:c="2"/>//<text:span text:style-name="T10">to kill the process</text:span></text:p>
      <text:p text:style-name="P27"/>
      <text:p text:style-name="P28">date <text:s text:c="2"/>//important command</text:p>
      <text:p text:style-name="P28">touch today <text:s text:c="2"/>//creates a file called today</text:p>
      <text:p text:style-name="P28">date &gt; today <text:s text:c="2"/>//puts the date into the file today</text:p>
      <text:p text:style-name="P28">cat today <text:s text:c="2"/>//shows what’s in the file</text:p>
      <text:p text:style-name="P28">nano today <text:s text:c="2"/>//to go into the file and type in etc</text:p>
      <text:p text:style-name="P28"/>
      <text:p text:style-name="P28">echo <text:s text:c="2"/>//repeats it again <text:span text:style-name="T11">on the screen or into a file. Like write</text:span></text:p>
      <text:p text:style-name="P31">echo kittens <text:s text:c="2"/>//<text:span text:style-name="T16">puts kittens on the screen</text:span></text:p>
      <text:p text:style-name="P31">echo “kittens” &gt; today <text:s text:c="2"/><text:span text:style-name="T16">puts the word kittens into the existing file ‘today’</text:span></text:p>
      <text:p text:style-name="P34">echo “JK” &gt; dog_name <text:s text:c="2"/>//creates a <text:span text:style-name="T16">new </text:span>file called dog_name with JK in it</text:p>
      <text:p text:style-name="P28"/>
      <text:p text:style-name="P29">who <text:s text:c="2"/>//list users logged into the system</text:p>
      <text:p text:style-name="P29"/>
      <text:p text:style-name="P30">uname <text:s text:c="2"/>//shows info about the platform running – look at uname –help</text:p>
      <text:p text:style-name="P30"/>
      <text:p text:style-name="P43">Using cat<text:span text:style-name="T14"> </text:span><text:span text:style-name="T15">(like read)</text:span></text:p>
      <text:p text:style-name="P32"/>
      <text:p text:style-name="P32">touch dogs <text:s text:c="2"/>//<text:span text:style-name="T13">creates a file call dogs</text:span></text:p>
      <text:p text:style-name="P33">nano dogs <text:s text:c="2"/>//takes you into the dogs file</text:p>
      <text:p text:style-name="P33"><text:tab/>bilbo waggins</text:p>
      <text:p text:style-name="P33">cat dogs <text:s text:c="2"/>///shows bilbo waggins</text:p>
      <text:p text:style-name="P33">cat dogs dogs <text:s text:c="2"/>//will put two logs of the contents of the file dogs on the screen</text:p>
      <text:p text:style-name="P33"/>
      <text:p text:style-name="P44">Streams</text:p>
      <text:p text:style-name="P35"/>
      <text:p text:style-name="P35">Combining commands together</text:p>
      <text:p text:style-name="P35"/>
      <text:p text:style-name="P35">grep: like a search.</text:p>
      <text:p text:style-name="P35">cat dogs | grep [w-W] <text:s text:c="2"/>//shows al files in dogs that contain a w</text:p>
      <text:p text:style-name="P35">read the file of dogs and sends into next command (grep) which searches inside for variables given</text:p>
      <text:p text:style-name="P35"/>
      <text:p text:style-name="P35">wc: word count</text:p>
      <text:p text:style-name="P35">wc dogs <text:s text:c="2"/>//shows 2 4 <text:s/>25 dogs – 2 lines, 4 words, 25 characters in dogs file</text:p>
      <text:p text:style-name="P36">wc -l dogs <text:s text:c="2"/>//shows how many lines in the file</text:p>
      <text:p text:style-name="P36">echo “Woofster” &gt; dogs</text:p>
      <text:p text:style-name="P36"/>
      <text:p text:style-name="P36">tail -n 1 dogs <text:s text:c="2"/>//shows last line in file</text:p>
      <text:p text:style-name="P36">tail -c 5 dogs <text:s text:c="2"/>//shwos last 5 characters</text:p>
      <text:p text:style-name="P36"/>
      <text:p text:style-name="P36">head -n 1 dogs <text:s text:c="2"/>//shows 1<text:span text:style-name="T17">st</text:span> line</text:p>
      <text:p text:style-name="P36"><text:soft-page-break/></text:p>
      <text:p text:style-name="P45">Files and Directories</text:p>
      <text:p text:style-name="P37"/>
      <text:p text:style-name="P37">Different file types have different colours but don;t have any other properties</text:p>
      <text:p text:style-name="P37">Blue: folder</text:p>
      <text:p text:style-name="P37">White: file</text:p>
      <text:p text:style-name="P33"/>
      <text:p text:style-name="P38">cd / <text:s text:c="2"/>//takes you to the root directory</text:p>
      <text:p text:style-name="P38">cd .. <text:s text:c="2"/>//takes you back a level</text:p>
      <text:p text:style-name="P38"><text:span text:style-name="T20">cd and </text:span>cd ~ <text:s text:c="2"/>//takes you to home directory. <text:span text:style-name="T21">This is /home/user</text:span></text:p>
      <text:p text:style-name="P38">. <text:span text:style-name="T22">means this directory</text:span></text:p>
      <text:p text:style-name="P38">.. <text:span text:style-name="T22">means parent directory</text:span></text:p>
      <text:p text:style-name="P38"><text:tab/>../../<text:span text:style-name="T22">usr/bin <text:s text:c="2"/>//go back two levels and then into usr and inside bin</text:span></text:p>
      <text:p text:style-name="P38"/>
      <text:p text:style-name="P41">Absolute works from the rot directory and starts with a /</text:p>
      <text:p text:style-name="P41">Relative starts from where you are and does not begin with a /</text:p>
      <text:p text:style-name="P38"/>
      <text:p text:style-name="P39">pwd <text:s text:c="2"/>//shows where you are in the file structure</text:p>
      <text:p text:style-name="P38"/>
      <text:p text:style-name="P38">FHS: Filesystem Hierarchy Standard</text:p>
      <text:p text:style-name="P38">Users can access home and temp</text:p>
      <text:p text:style-name="P38"/>
      <text:p text:style-name="P38">bin: user binary files – the executables</text:p>
      <text:p text:style-name="P38"><text:tab/>bin/bash <text:s/>//bash is an executable</text:p>
      <text:p text:style-name="P38">etc: editable text configuration (files) those that need to be read by the system</text:p>
      <text:p text:style-name="P38"><text:tab/>etc/password – where all the users go</text:p>
      <text:p text:style-name="P38">tmp: for temporary files</text:p>
      <text:p text:style-name="P38">home: the users space</text:p>
      <text:p text:style-name="P38">var: spool and log files</text:p>
      <text:p text:style-name="P38">sbin: administratory binaries: add users executable for example – just those for administrator</text:p>
      <text:p text:style-name="P38">dev: device drivers</text:p>
      <text:p text:style-name="P38">boot: files needed to boot</text:p>
      <text:p text:style-name="P38"><text:tab/>grub: grand unified boot loader</text:p>
      <text:p text:style-name="P38">usr: </text:p>
      <text:p text:style-name="P39">proc: sevices add snapshot files in memory</text:p>
      <text:p text:style-name="P39">root: base directory for the root user</text:p>
      <text:p text:style-name="P39"/>
      <text:p text:style-name="P46">ls -l:</text:p>
      <text:p text:style-name="P41">drwxrwxrwx 4 user user 4096 Nov 5 09.15 Documents</text:p>
      <text:p text:style-name="P41"><text:span text:style-name="T23">Type of file: </text:span>d means directory, l means symbolic link file <text:span text:style-name="T24">(shortcuts)</text:span>, - <text:span text:style-name="T23">means plain file</text:span></text:p>
      <text:p text:style-name="P41">Permmissions <text:span text:style-name="T24">(owner, group, other)</text:span></text:p>
      <text:p text:style-name="P41">Hard ink count. <text:span text:style-name="T24">Shows how many folders/file are in the directory. Files have 1. A directory has at least 2 hard links in it – itself and the parent directory (./. and ./..)</text:span></text:p>
      <text:p text:style-name="P41">File ownership <text:span text:style-name="T24">(two) 1</text:span><text:span text:style-name="T18">st</text:span><text:span text:style-name="T24"> one is owner, 2</text:span><text:span text:style-name="T18">nd</text:span><text:span text:style-name="T24"> one is group </text:span></text:p>
      <text:p text:style-name="P41">Size in bytes</text:p>
      <text:p text:style-name="P41">Date and time of last modification</text:p>
      <text:p text:style-name="P41">File name</text:p>
      <text:p text:style-name="P40"/>
      <text:p text:style-name="P42">groups <text:s text:c="2"/>//shows groups you are a part of</text:p>
      <text:p text:style-name="P42"><text:soft-page-break/></text:p>
      <text:p text:style-name="P47">Copying</text:p>
      <text:p text:style-name="P50">mkdir file_name <text:s text:c="2"/>//make a new directory with file_name</text:p>
      <text:p text:style-name="P50"/>
      <text:p text:style-name="P50">cp <text:s/>[options] source target <text:s text:c="2"/>//copy</text:p>
      <text:p text:style-name="P50"/>
      <text:p text:style-name="P50">Example:</text:p>
      <text:p text:style-name="P50">Two directories in home: previous and after. Previous holds 3 files: sjy, horses, hearts</text:p>
      <text:p text:style-name="P50">cp previous/sky after/ <text:s/>//copies the file sky from previous into the after folder</text:p>
      <text:p text:style-name="P50">cp previous/* after</text:p>
      <text:p text:style-name="P50"/>
      <text:p text:style-name="P50"><text:span text:style-name="T25">[</text:span>-<text:span text:style-name="T25">r copies recursively – which brings everything inside it]</text:span></text:p>
      <text:p text:style-name="P50"/>
      <text:p text:style-name="P50">rm – r after/* <text:s text:c="2"/>//removes everythign in folder after</text:p>
      <text:p text:style-name="P50"/>
      <text:p text:style-name="P50">cp previous/h* after <text:s text:c="2"/>//copied everything starting with p into after</text:p>
      <text:p text:style-name="P50"/>
      <text:p text:style-name="P50">cp -r previous after/ <text:s text:c="2"/>//copis the entire folder previous into after</text:p>
      <text:p text:style-name="P48"/>
      <text:p text:style-name="P49">Move</text:p>
      <text:p text:style-name="P51">mv command is automatically recursive</text:p>
      <text:p text:style-name="P51"/>
      <text:p text:style-name="P49">Rename file</text:p>
      <text:p text:style-name="P51">mv previous/hearts previous/t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9:10:01.965694343</meta:creation-date>
    <meta:generator>LibreOffice/6.2.7.1$Linux_X86_64 LibreOffice_project/20$Build-1</meta:generator>
    <dc:date>2019-11-05T15:28:41.391041451</dc:date>
    <meta:editing-duration>PT3H20M55S</meta:editing-duration>
    <meta:editing-cycles>36</meta:editing-cycles>
    <meta:document-statistic meta:table-count="0" meta:image-count="0" meta:object-count="0" meta:page-count="5" meta:paragraph-count="157" meta:word-count="1221" meta:character-count="7049" meta:non-whitespace-character-count="5870"/>
  </office:meta>
</office:document-meta>
</file>